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4cm" draw:marker-end-width="0.4cm" draw:fill="solid" draw:fill-color="#ffffff" draw:textarea-horizontal-align="center" draw:textarea-vertical-align="middle" fo:padding-top="0.155cm" fo:padding-bottom="0.155cm" fo:padding-left="0.28cm" fo:padding-right="0.28cm" draw:shadow="visible" draw:shadow-offset-x="0.2cm" draw:shadow-offset-y="0.2cm" draw:shadow-color="#666666"/>
    </style:style>
    <style:style style:name="gr2" style:family="graphic" style:parent-style-name="standard">
      <style:graphic-properties draw:fill="solid" draw:fill-color="#a4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.494cm" svg:height="0.996cm" svg:x="0.19cm" svg:y="0.415cm">
          <text:p/>
        </draw:rect>
        <draw:custom-shape draw:style-name="gr2" draw:text-style-name="P1" draw:layer="layout" svg:width="0.379cm" svg:height="0.38cm" svg:x="1.471cm" svg:y="0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9cm" svg:height="0.379cm" svg:x="0cm" svg:y="1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1T20:41:14.66</meta:creation-date>
    <dc:date>2009-06-03T10:29:51.68</dc:date>
    <meta:editing-duration>PT13H20M47S</meta:editing-duration>
    <meta:editing-cycles>9</meta:editing-cycles>
    <meta:generator>OpenOffice.org/3.0$Win32 OpenOffice.org_project/300m15$Build-9379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